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office:version="1.2">
  <office:body>
    <office:text>
      <text:p text:style-name="Title">ROG Ally (2023) | Gaming Handhelds｜#playALLYourgames ｜ROG Global</text:p>
      <text:p text:style-name="Subtitle">Extracted from Telegram News Agent</text:p>
      <text:p text:style-name="Standard"/>
      <text:p text:style-name="Heading_20_1">Article Information</text:p>
      <text:p text:style-name="Standard"><text:span text:style-name="Bold">Author:</text:span> Unknown Author</text:p>
      <text:p text:style-name="Standard"><text:span text:style-name="Bold">Date Extracted:</text:span> 2025-10-22 at 11:42:48</text:p>
      <text:p text:style-name="Standard"><text:span text:style-name="Bold">Source URL:</text:span> https://rog.asus.com/gaming-handhelds/rog-ally/rog-ally-2023/spec/</text:p>
      <text:p text:style-name="Standard"><text:span text:style-name="Bold">Processing:</text:span> Basic extraction only</text:p>
      <text:p text:style-name="Standard"/>
      <text:p text:style-name="Heading_20_1">Summary</text:p>
      <text:p text:style-name="Standard">Unleash your gaming with the powerful ROG Ally 2023 - with a crystal clear Full HD 120Hz display, AMD Ryzen Z1 Extreme processor and sleek design, it's perfect for all your gaming needs. Discover today!</text:p>
      <text:p text:style-name="Standard"/>
      <text:p text:style-name="Heading_20_1">Image</text:p>
      <text:p text:style-name="Standard">https://dlcdnwebimgs.asus.com/gain/E70351F2-3579-45FB-95AC-4D41DA42EF2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paragraph">
      <style:paragraph-properties style:tab-stop-distance="1.27cm"/>
      <style:text-properties fo:font-family="Arial" style:font-family-generic="swiss" style:font-pitch="variable" fo:font-size="12pt"/>
    </style:default-style>
    <style:style style:name="Standard" style:family="paragraph" style:class="text"/>
    <style:style style:name="Title" style:family="paragraph" style:class="title">
      <style:paragraph-properties fo:text-align="center"/>
      <style:text-properties fo:font-size="18pt" fo:font-weight="bold"/>
    </style:style>
    <style:style style:name="Subtitle" style:family="paragraph" style:class="subtitle">
      <style:paragraph-properties fo:text-align="center"/>
      <style:text-properties fo:font-size="14pt" fo:font-style="italic"/>
    </style:style>
    <style:style style:name="Heading_20_1" style:display-name="Heading 1" style:family="paragraph" style:class="text">
      <style:text-properties fo:font-size="16pt"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Telegram News Agent</meta:generator>
    <dc:title>ROG Ally (2023) | Gaming Handhelds｜#playALLYourgames ｜ROG Global</dc:title>
    <dc:creator>Unknown Author</dc:creator>
    <meta:creation-date>2025-10-22T11:42:48:00</meta:creation-date>
    <dc:date>2025-10-22T11:42:48:00</dc:date>
  </office:meta>
</office:document-meta>
</file>